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3" style:family="table" style:master-page-name="">
      <style:table-properties style:width="6.9271in" fo:margin-left="0in" fo:margin-right="-0.0021in" style:page-number="0" table:align="margins"/>
    </style:style>
    <style:style style:name="Table3.A" style:family="table-column">
      <style:table-column-properties style:column-width="1.6146in" style:rel-column-width="15275*"/>
    </style:style>
    <style:style style:name="Table3.B" style:family="table-column">
      <style:table-column-properties style:column-width="5.3125in" style:rel-column-width="50260*"/>
    </style:style>
    <style:style style:name="Table3.A1" style:family="table-cell" style:data-style-name="N5100">
      <style:table-cell-properties fo:background-color="#000000" fo:padding="0in" fo:border-left="0.0007in solid #000000" fo:border-right="none" fo:border-top="0.0007in solid #000000" fo:border-bottom="none">
        <style:background-image/>
      </style:table-cell-properties>
    </style:style>
    <style:style style:name="Table3.B1" style:family="table-cell" style:data-style-name="N5100">
      <style:table-cell-properties fo:background-color="#000000" fo:padding="0in" fo:border-left="none" fo:border-right="0.0007in solid #000000" fo:border-top="0.0007in solid #000000" fo:border-bottom="none">
        <style:background-image/>
      </style:table-cell-properties>
    </style:style>
    <style:style style:name="Table3.A2" style:family="table-cell" style:data-style-name="N5100">
      <style:table-cell-properties fo:background-color="#ffffff" fo:padding="0in" fo:border-left="0.0007in solid #000000" fo:border-right="none" fo:border-top="none" fo:border-bottom="none">
        <style:background-image/>
      </style:table-cell-properties>
    </style:style>
    <style:style style:name="Table3.B2" style:family="table-cell">
      <style:table-cell-properties fo:background-color="#ffffff" fo:padding="0in" fo:border-left="none" fo:border-right="0.0007in solid #000000" fo:border-top="none" fo:border-bottom="none">
        <style:background-image/>
      </style:table-cell-properties>
    </style:style>
    <style:style style:name="Table3.A5"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le3.B5" style:family="table-cell">
      <style:table-cell-properties fo:background-color="#ffffff" fo:padding="0in" fo:border-left="none" fo:border-right="0.0007in solid #000000" fo:border-top="none" fo:border-bottom="0.0007in solid #000000">
        <style:background-image/>
      </style:table-cell-properties>
    </style:style>
    <style:style style:name="Table1" style:family="table">
      <style:table-properties style:width="6.3438in" table:align="left" style:may-break-between-rows="false"/>
    </style:style>
    <style:style style:name="Table1.A" style:family="table-column">
      <style:table-column-properties style:column-width="1.0729in"/>
    </style:style>
    <style:style style:name="Table1.B" style:family="table-column">
      <style:table-column-properties style:column-width="0.5729in"/>
    </style:style>
    <style:style style:name="Table1.C" style:family="table-column">
      <style:table-column-properties style:column-width="1.1979in"/>
    </style:style>
    <style:style style:name="Table1.D" style:family="table-column">
      <style:table-column-properties style:column-width="1.0521in"/>
    </style:style>
    <style:style style:name="Table1.E" style:family="table-column">
      <style:table-column-properties style:column-width="2.4479in"/>
    </style:style>
    <style:style style:name="Table1.A1" style:family="table-cell" style:data-style-name="N5100">
      <style:table-cell-properties fo:background-color="#000000" fo:padding="0in" fo:border-left="0.0007in solid #000000" fo:border-right="none" fo:border-top="0.0007in solid #000000" fo:border-bottom="none">
        <style:background-image/>
      </style:table-cell-properties>
    </style:style>
    <style:style style:name="Table1.B1" style:family="table-cell" style:data-style-name="N5100">
      <style:table-cell-properties fo:background-color="#000000" fo:padding="0in" fo:border-left="none" fo:border-right="none" fo:border-top="0.0007in solid #000000" fo:border-bottom="none">
        <style:background-image/>
      </style:table-cell-properties>
    </style:style>
    <style:style style:name="Table1.E1" style:family="table-cell" style:data-style-name="N5100">
      <style:table-cell-properties fo:background-color="#000000" fo:padding="0in" fo:border-left="none" fo:border-right="0.0007in solid #000000" fo:border-top="0.0007in solid #000000" fo:border-bottom="none">
        <style:background-image/>
      </style:table-cell-properties>
    </style:style>
    <style:style style:name="Table1.A2" style:family="table-cell" style:data-style-name="N5100">
      <style:table-cell-properties fo:background-color="#ffffff" fo:padding="0in" fo:border-left="0.0007in solid #000000" fo:border-right="none" fo:border-top="none" fo:border-bottom="none">
        <style:background-image/>
      </style:table-cell-properties>
    </style:style>
    <style:style style:name="Table1.B2" style:family="table-cell">
      <style:table-cell-properties fo:background-color="#ffffff" fo:padding="0in" fo:border="none">
        <style:background-image/>
      </style:table-cell-properties>
    </style:style>
    <style:style style:name="Table1.E2" style:family="table-cell">
      <style:table-cell-properties fo:background-color="#ffffff" fo:padding="0in" fo:border-left="none" fo:border-right="0.0007in solid #000000" fo:border-top="none" fo:border-bottom="none">
        <style:background-image/>
      </style:table-cell-properties>
    </style:style>
    <style:style style:name="Table1.B4" style:family="table-cell" style:data-style-name="N5000">
      <style:table-cell-properties fo:background-color="#ffffff" fo:padding="0in" fo:border="none">
        <style:background-image/>
      </style:table-cell-properties>
    </style:style>
    <style:style style:name="Table1.A9"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le1.B9" style:family="table-cell">
      <style:table-cell-properties fo:background-color="#ffffff" fo:padding="0in" fo:border-left="none" fo:border-right="none" fo:border-top="none" fo:border-bottom="0.0007in solid #000000">
        <style:background-image/>
      </style:table-cell-properties>
    </style:style>
    <style:style style:name="Table1.E9" style:family="table-cell">
      <style:table-cell-properties fo:background-color="#ffffff" fo:padding="0in" fo:border-left="none" fo:border-right="0.0007in solid #000000" fo:border-top="none" fo:border-bottom="0.0007in solid #000000">
        <style:background-image/>
      </style:table-cell-properties>
    </style:style>
    <style:style style:name="Table2" style:family="table">
      <style:table-properties style:width="6.9271in" fo:margin-left="0in" fo:margin-right="-0.0021in" table:align="margins" style:may-break-between-rows="false"/>
    </style:style>
    <style:style style:name="Table2.A" style:family="table-column">
      <style:table-column-properties style:column-width="1.1875in" style:rel-column-width="11234*"/>
    </style:style>
    <style:style style:name="Table2.B" style:family="table-column">
      <style:table-column-properties style:column-width="5.7396in" style:rel-column-width="54301*"/>
    </style:style>
    <style:style style:name="Table2.A1" style:family="table-cell" style:data-style-name="N5100">
      <style:table-cell-properties fo:background-color="#000000" fo:padding="0in" fo:border-left="0.0007in solid #000000" fo:border-right="none" fo:border-top="0.0007in solid #000000" fo:border-bottom="none">
        <style:background-image/>
      </style:table-cell-properties>
    </style:style>
    <style:style style:name="Table2.B1" style:family="table-cell" style:data-style-name="N5100">
      <style:table-cell-properties fo:background-color="#000000" fo:padding="0in" fo:border-left="none" fo:border-right="0.0007in solid #000000" fo:border-top="0.0007in solid #000000" fo:border-bottom="none">
        <style:background-image/>
      </style:table-cell-properties>
    </style:style>
    <style:style style:name="Table2.A2" style:family="table-cell" style:data-style-name="N5100">
      <style:table-cell-properties fo:background-color="#ffffff" fo:padding="0in" fo:border-left="0.0007in solid #000000" fo:border-right="none" fo:border-top="none" fo:border-bottom="none">
        <style:background-image/>
      </style:table-cell-properties>
    </style:style>
    <style:style style:name="Table2.B2" style:family="table-cell">
      <style:table-cell-properties fo:background-color="#ffffff" fo:padding="0in" fo:border-left="none" fo:border-right="0.0007in solid #000000" fo:border-top="none" fo:border-bottom="none">
        <style:background-image/>
      </style:table-cell-properties>
    </style:style>
    <style:style style:name="Table2.A5"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le2.B5" style:family="table-cell">
      <style:table-cell-properties fo:background-color="#ffffff" fo:padding="0in" fo:border-left="none" fo:border-right="0.0007in solid #000000" fo:border-top="none" fo:border-bottom="0.0007in solid #000000">
        <style:background-image/>
      </style:table-cell-properties>
    </style:style>
    <style:style style:name="Table4" style:family="table">
      <style:table-properties style:width="6.3438in" table:align="left" style:may-break-between-rows="false"/>
    </style:style>
    <style:style style:name="Table4.A" style:family="table-column">
      <style:table-column-properties style:column-width="1.0729in"/>
    </style:style>
    <style:style style:name="Table4.B" style:family="table-column">
      <style:table-column-properties style:column-width="0.5729in"/>
    </style:style>
    <style:style style:name="Table4.C" style:family="table-column">
      <style:table-column-properties style:column-width="1.1979in"/>
    </style:style>
    <style:style style:name="Table4.D" style:family="table-column">
      <style:table-column-properties style:column-width="1.0521in"/>
    </style:style>
    <style:style style:name="Table4.E" style:family="table-column">
      <style:table-column-properties style:column-width="2.4479in"/>
    </style:style>
    <style:style style:name="Table4.A1" style:family="table-cell" style:data-style-name="N5100">
      <style:table-cell-properties fo:background-color="#000000" fo:padding="0in" fo:border-left="0.0007in solid #000000" fo:border-right="none" fo:border-top="0.0007in solid #000000" fo:border-bottom="none">
        <style:background-image/>
      </style:table-cell-properties>
    </style:style>
    <style:style style:name="Table4.B1" style:family="table-cell" style:data-style-name="N5100">
      <style:table-cell-properties fo:background-color="#000000" fo:padding="0in" fo:border-left="none" fo:border-right="none" fo:border-top="0.0007in solid #000000" fo:border-bottom="none">
        <style:background-image/>
      </style:table-cell-properties>
    </style:style>
    <style:style style:name="Table4.E1" style:family="table-cell" style:data-style-name="N5100">
      <style:table-cell-properties fo:background-color="#000000" fo:padding="0in" fo:border-left="none" fo:border-right="0.0007in solid #000000" fo:border-top="0.0007in solid #000000" fo:border-bottom="none">
        <style:background-image/>
      </style:table-cell-properties>
    </style:style>
    <style:style style:name="Table4.A2" style:family="table-cell" style:data-style-name="N5100">
      <style:table-cell-properties fo:background-color="#ffffff" fo:padding="0in" fo:border-left="0.0007in solid #000000" fo:border-right="none" fo:border-top="none" fo:border-bottom="none">
        <style:background-image/>
      </style:table-cell-properties>
    </style:style>
    <style:style style:name="Table4.B2" style:family="table-cell">
      <style:table-cell-properties fo:background-color="#ffffff" fo:padding="0in" fo:border="none">
        <style:background-image/>
      </style:table-cell-properties>
    </style:style>
    <style:style style:name="Table4.E2" style:family="table-cell">
      <style:table-cell-properties fo:background-color="#ffffff" fo:padding="0in" fo:border-left="none" fo:border-right="0.0007in solid #000000" fo:border-top="none" fo:border-bottom="none">
        <style:background-image/>
      </style:table-cell-properties>
    </style:style>
    <style:style style:name="Table4.B4" style:family="table-cell" style:data-style-name="N5000">
      <style:table-cell-properties fo:background-color="#ffffff" fo:padding="0in" fo:border="none">
        <style:background-image/>
      </style:table-cell-properties>
    </style:style>
    <style:style style:name="Table4.A9"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le4.B9" style:family="table-cell">
      <style:table-cell-properties fo:background-color="#ffffff" fo:padding="0in" fo:border-left="none" fo:border-right="none" fo:border-top="none" fo:border-bottom="0.0007in solid #000000">
        <style:background-image/>
      </style:table-cell-properties>
    </style:style>
    <style:style style:name="Table4.E9" style:family="table-cell">
      <style:table-cell-properties fo:background-color="#ffffff" fo:padding="0in" fo:border-left="none" fo:border-right="0.0007in solid #000000" fo:border-top="none" fo:border-bottom="0.0007in solid #000000">
        <style:background-image/>
      </style:table-cell-properties>
    </style:style>
    <style:style style:name="P1" style:family="paragraph" style:parent-style-name="Standard">
      <style:paragraph-properties fo:keep-with-next="auto"/>
      <style:text-properties style:font-name="Times New Roman1" fo:font-size="10pt" style:font-name-asian="Times New Roman1" style:font-size-asian="10pt" style:font-name-complex="Times New Roman1" style:font-size-complex="10pt"/>
    </style:style>
    <style:style style:name="P2" style:family="paragraph" style:parent-style-name="Text_20_body">
      <style:paragraph-properties fo:keep-with-next="auto"/>
    </style:style>
    <style:style style:name="P3" style:family="paragraph" style:parent-style-name="Text_20_body">
      <style:paragraph-properties fo:keep-together="auto" fo:keep-with-next="auto"/>
    </style:style>
    <style:style style:name="P4" style:family="paragraph" style:parent-style-name="Subtitle">
      <style:paragraph-properties fo:keep-with-next="auto"/>
    </style:style>
    <style:style style:name="P5" style:family="paragraph" style:parent-style-name="Bibliography_20_1">
      <style:paragraph-properties fo:keep-with-next="auto"/>
    </style:style>
    <style:style style:name="P6" style:family="paragraph" style:parent-style-name="Bibliography_20_1">
      <style:paragraph-properties fo:keep-with-next="auto"/>
      <style:text-properties style:font-name="Times New Roman1" fo:font-size="10pt" style:font-name-asian="Times New Roman1" style:font-size-asian="10pt" style:font-name-complex="Times New Roman1" style:font-size-complex="10pt"/>
    </style:style>
    <style:style style:name="P7" style:family="paragraph" style:parent-style-name="Text_20_body">
      <style:paragraph-properties fo:margin-left="0.4925in" fo:margin-right="0in" fo:text-indent="0in" style:auto-text-indent="false" fo:keep-with-next="auto"/>
    </style:style>
    <style:style style:name="P8" style:family="paragraph" style:parent-style-name="Text_20_body">
      <style:paragraph-properties fo:margin-left="1.4772in" fo:margin-right="0in" fo:text-align="start" style:justify-single-word="false" fo:text-indent="0in" style:auto-text-indent="false" fo:keep-with-next="auto"/>
      <style:text-properties fo:font-style="normal" style:font-style-asian="normal" style:font-style-complex="normal"/>
    </style:style>
    <style:style style:name="P9" style:family="paragraph" style:parent-style-name="Table_20_Heading">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P10" style:family="paragraph" style:parent-style-name="Title" style:master-page-name="">
      <style:paragraph-properties style:page-number="auto" fo:keep-with-next="auto"/>
    </style:style>
    <style:style style:name="P11" style:family="paragraph" style:parent-style-name="Text_20_body" style:master-page-name="">
      <style:paragraph-properties fo:keep-together="auto" style:page-number="auto"/>
    </style:style>
    <style:style style:name="P12" style:family="paragraph" style:parent-style-name="Bibliography_20_Heading">
      <style:paragraph-properties fo:break-before="page" fo:keep-with-next="auto"/>
    </style:style>
    <style:style style:name="P1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Table_20_Heading">
      <style:paragraph-properties fo:text-align="start" style:justify-single-word="false" fo:keep-together="always"/>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P15" style:family="paragraph" style:parent-style-name="Heading_20_4">
      <style:paragraph-properties fo:keep-with-next="auto"/>
    </style:style>
    <style:style style:name="P16" style:family="paragraph" style:parent-style-name="Table_20_Contents">
      <style:paragraph-properties fo:text-align="start" style:justify-single-word="false" fo:keep-together="always"/>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Heading_20_1">
      <style:paragraph-properties fo:break-before="page" fo:keep-with-next="auto"/>
    </style:style>
    <style:style style:name="P18" style:family="paragraph" style:parent-style-name="Heading_20_1">
      <style:paragraph-properties fo:keep-with-next="auto"/>
    </style:style>
    <style:style style:name="P19" style:family="paragraph" style:parent-style-name="Text_20_body" style:list-style-name="List_20_1">
      <style:paragraph-properties fo:margin-left="0.4925in" fo:margin-right="0in" fo:text-indent="-0.1575in" style:auto-text-indent="false" fo:keep-with-next="auto"/>
    </style:style>
    <style:style style:name="P20" style:family="paragraph" style:parent-style-name="Text_20_body" style:list-style-name="L1">
      <style:paragraph-properties fo:keep-with-next="auto"/>
    </style:style>
    <style:style style:name="P21" style:family="paragraph" style:parent-style-name="Text_20_body">
      <style:paragraph-properties fo:text-align="start" style:justify-single-word="false" fo:keep-together="always" fo:keep-with-next="auto"/>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style:font-name="Times New Roman1" fo:font-size="10pt" style:font-name-asian="Times New Roman1" style:font-size-asian="10pt" style:font-name-complex="Times New Roman1" style:font-size-complex="10pt"/>
    </style:style>
    <style:style style:name="T3" style:family="text">
      <style:text-properties style:text-position="super 58%"/>
    </style:style>
    <style:style style:name="T4" style:family="text">
      <style:text-properties style:text-position="0% 100%"/>
    </style:style>
    <text:list-style style:name="L1">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0">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5000" number:language="en" number:country="US">
      <number:number number:min-integer-digits="1"/>
    </number:number-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 Pragmatic Method of Lexicographic Encoding Of Numbers</text:p>
      <text:p text:style-name="P4"/>
      <text:p text:style-name="P4">Ted Stockwell</text:p>
      <text:p text:style-name="P4">November 2008</text:p>
      <text:p text:style-name="P2"/>
      <text:h text:style-name="P17" text:outline-level="1">1. Introduction</text:h>
      <text:p text:style-name="P2">This article presents a way of encoding numbers as text such that the lexicographic order of the encodings is the same as the natural order of the original numbers. Lexicographic encoding enables numbers to be stored as text while preserving the ability to perform comparison and range queries on numbers. Such an encoding is useful when storing numbers in text-oriented databases that do not natively support numeric data or do not support arbitrarily precise decimal numbers. <text:s/>The use of such text-oriented databases is becoming more common as semantic data modeling and cloud computing become more common. Examples of such text-oriented databases are Amazon's SimpleDB and the Datastore API in the Google App Engine. <text:s/></text:p>
      <text:p text:style-name="Text_20_body">This encoding was inspired by the paper “Efficient Lexicographic Encoding of Numbers”[1], especially the last chapter on floating point numbers. <text:s/>I have tried to improve the method presented there by trying to create a method that is simpler to implement and by providing a more space-efficient mapping to UTF-8 characters.</text:p>
      <text:p text:style-name="P2"><text:span text:style-name="Definition">Lexicographical order is defined as follows: </text:span></text:p>
      <text:p text:style-name="P7"><text:span text:style-name="Definition"><text:span text:style-name="T1">A string s precedes a string t in lexicographic order if:</text:span></text:span></text:p>
      <text:list xml:id="list26516457" text:style-name="List_20_1">
        <text:list-item>
          <text:list>
            <text:list-item>
              <text:p text:style-name="P19"><text:span text:style-name="Definition"><text:span text:style-name="T1">s is a prefix of t, or</text:span></text:span></text:p>
            </text:list-item>
            <text:list-item>
              <text:p text:style-name="P19"><text:span text:style-name="Definition"><text:span text:style-name="T1">if c and d are respectively the first character of s and t in which s and t differ and c precedes d in character order.</text:span></text:span></text:p>
            </text:list-item>
          </text:list>
        </text:list-item>
      </text:list>
      <text:p text:style-name="P2">Consider the following sequence of raw numbers (on the left) and the same numbers in lexical order (in the middle) and a simple lexical encoding of the numbers in lexical order (on the right):</text:p>
      <text:p text:style-name="P2"><text:tab/><text:tab/><text:tab/>1<text:tab/><text:tab/><text:tab/>1<text:tab/><text:tab/><text:tab/>001</text:p>
      <text:p text:style-name="P2"><text:tab/><text:tab/><text:tab/>11<text:tab/><text:tab/><text:tab/>100<text:tab/><text:tab/><text:tab/>011</text:p>
      <text:p text:style-name="P8">100<text:tab/><text:tab/><text:tab/>11<text:tab/><text:tab/><text:tab/>100</text:p>
      <text:p text:style-name="P2">If we stored the numbers above in a text-oriented database without encoding them and then queried the database for all numbers &lt; 11 the database would return {1, 100}, clearly wrong. If we use a simple lexicographic encoding (zero pad the numbers) and then query the database for all numbers less than 011 then the database will return {001}, the correct result. <text:s text:c="2"/></text:p>
      <text:p text:style-name="P2">One common approach to lexicographic encoding is to zero pad positive numbers and to represent negative numbers by choosing an offset that is larger than the module of the smallest expected negative number in your dataset. This approach is not space efficient since all stored numbers will be the same length as the largest number in your supported dataset. <text:s/>This approach also forces you to choose in advance the largest negative and positive numbers that will be supported by your application. What makes this approach so unsatisfactory is that it imposes these two constraints simultaneously so that the larger the supported ranges of numbers is the less space efficient the storage becomes.</text:p>
      <text:p text:style-name="P2">The encoding presented here (from now on just referred to as 'the encoding') is space efficient<text:span text:style-name="Numbering_20_Symbols">, the storage requirement for any number is never much more than the binary representation of the number.</text:span> By default the encoding can represent any number with an absolute value that is less than 10<text:span text:style-name="Numbering_20_Symbols"><text:span text:style-name="T3">32</text:span></text:span><text:span text:style-name="Numbering_20_Symbols">, however, the encoding can represent these numbers with unlimited precision. Finally, the encoding and decoding of numbers is efficient, that is, encoding and decoding is linear in space and time in proportion to the length of the encoded number. <text:s/></text:span><text:s/></text:p>
      <text:p text:style-name="P2"><text:soft-page-break/>The limit on the absolute value of stored numbers of 10<text:span text:style-name="Numbering_20_Symbols"><text:span text:style-name="T3">32</text:span></text:span> was chosen arbitrarily. <text:s/>The encoding scheme presented here can easily be extended to support much larger numbers but I felt that the current limit was sufficient for all but the most numerically demanding applications. </text:p>
      <text:h text:style-name="P18" text:outline-level="1">2. Overview of Encoding Scheme</text:h>
      <text:p text:style-name="P2"><text:span text:style-name="Definition">The encoding starts by converting numbers to normalized scientific notation which has the form a * 10</text:span><text:span text:style-name="Definition"><text:span text:style-name="T3">b</text:span></text:span><text:span text:style-name="Definition">, where b (the exponent) is chosen such that the absolute value of a (the significand) remains at least one but less than ten (1 ≤ |a| &lt; 10). <text:s/>For example the number 350 is written as 3.5 * 10</text:span><text:span text:style-name="Definition"><text:span text:style-name="T3">2</text:span></text:span><text:span text:style-name="Definition"><text:span text:style-name="T4">.</text:span></text:span></text:p>
      <text:p text:style-name="P2"><text:span text:style-name="Definition"><text:span text:style-name="T4">Next, the encoding creates a tuple of elements, {significand sign, exponent sign, exponent, significand} and maps those four elements onto UTF-characters. <text:s/>The leftmost character of an encoding (called the 'leading character') will represent the first three elements of the tuple {number sign, exponent sign, exponent}. <text:s/>The remaining characters in an encoding will represent the significand.</text:span></text:span></text:p>
      <text:p text:style-name="P2"><text:span text:style-name="Definition"><text:span text:style-name="T4">In UTF-8 a character can be represented as a single byte by setting the the leftmost bit to 0. <text:s/>The encoding uses single byte characters and thus every byte in an encoding has the leftmost bit set to zero. The encoding uses the remaining bits to represent data. <text:s/>The following sections show how to encode the leading character and the significand into UTF-8 characters. <text:s/>The next section presents pseudo code for decoding and encoding numbers and the last section presents a Java implementation of the encoding.</text:span></text:span></text:p>
      <text:h text:style-name="P18" text:outline-level="1">3. Creating the leading character</text:h>
      <text:p text:style-name="P2"><text:span text:style-name="Definition"><text:span text:style-name="T4">To see how the encoding works first consider that the order of all real numbers from smallest to largest is as follows:</text:span></text:span></text:p>
      <text:list xml:id="list26497902" text:style-name="L1">
        <text:list-item>
          <text:p text:style-name="P20"><text:span text:style-name="Definition"><text:span text:style-name="T4">Numbers with negative significand sign and positive exponent sign. <text:s/>These number are the largest negative numbers.</text:span></text:span></text:p>
        </text:list-item>
        <text:list-item>
          <text:p text:style-name="P20"><text:span text:style-name="Definition"><text:span text:style-name="T4">Numbers with negative significand sign and negative exponent sign. <text:s/>These numbers are small negative numbers.</text:span></text:span></text:p>
        </text:list-item>
        <text:list-item>
          <text:p text:style-name="P20"><text:span text:style-name="Definition"><text:span text:style-name="T4">Numbers with positive significand sign and negative exponent sign. <text:s/>Zero and small positive numbers.</text:span></text:span></text:p>
        </text:list-item>
        <text:list-item>
          <text:p text:style-name="P20"><text:span text:style-name="Definition"><text:span text:style-name="T4">Numbers with positive significand sign and positive exponent sign. <text:s/>Large positive numbers.</text:span></text:span></text:p>
        </text:list-item>
      </text:list>
      <text:p text:style-name="P2"><text:span text:style-name="Definition"><text:span text:style-name="T4">Notice that the above groups have been assigned a number from 0 to 3. <text:s/>This number is referred to as the 'group code'. <text:s/></text:span></text:span></text:p>
      <text:p text:style-name="Text_20_body"><text:span text:style-name="Definition"><text:span text:style-name="T4">Now consider that the order of all real numbers from smallest to largest within each group is as follows:</text:span></text:span></text:p>
      <table:table table:name="Table3" table:style-name="Table3">
        <table:table-column table:style-name="Table3.A"/>
        <table:table-column table:style-name="Table3.B"/>
        <table:table-row>
          <table:table-cell table:style-name="Table3.A1" office:value-type="float" office:value="0">
            <text:p text:style-name="P14">Group Code</text:p>
          </table:table-cell>
          <table:table-cell table:style-name="Table3.B1" office:value-type="float" office:value="0">
            <text:p text:style-name="P14">Ordering with group</text:p>
          </table:table-cell>
        </table:table-row>
        <table:table-row>
          <table:table-cell table:style-name="Table3.A2" office:value-type="float" office:value="0">
            <text:p text:style-name="P16">0 (-a*10<text:span text:style-name="T3">b</text:span><text:span text:style-name="T4">)</text:span></text:p>
          </table:table-cell>
          <table:table-cell table:style-name="Table3.B2" office:value-type="string">
            <text:p text:style-name="P21"><text:span text:style-name="Definition"><text:span text:style-name="T4">Numbers are ordered from those with larger exponents to those numbers with smaller exponents.</text:span></text:span></text:p>
          </table:table-cell>
        </table:table-row>
        <table:table-row>
          <table:table-cell table:style-name="Table3.A2" office:value-type="float" office:value="0">
            <text:p text:style-name="P16">1 (-a*10<text:span text:style-name="T3">-b</text:span><text:span text:style-name="T4">)</text:span></text:p>
          </table:table-cell>
          <table:table-cell table:style-name="Table3.B2" office:value-type="string">
            <text:p text:style-name="P21"><text:span text:style-name="Definition"><text:span text:style-name="T4">Numbers are ordered from those with smaller exponents to those numbers with larger exponents.</text:span></text:span></text:p>
          </table:table-cell>
        </table:table-row>
        <table:table-row>
          <table:table-cell table:style-name="Table3.A2" office:value-type="float" office:value="0">
            <text:p text:style-name="P16">2 (a*10<text:span text:style-name="T3">-b</text:span><text:span text:style-name="T4">)</text:span></text:p>
          </table:table-cell>
          <table:table-cell table:style-name="Table3.B2" office:value-type="string">
            <text:p text:style-name="P21"><text:span text:style-name="Definition"><text:span text:style-name="T4">Numbers are ordered from those with larger exponents to those numbers with smaller exponents.</text:span></text:span></text:p>
          </table:table-cell>
        </table:table-row>
        <table:table-row>
          <table:table-cell table:style-name="Table3.A5" office:value-type="float" office:value="0">
            <text:p text:style-name="P16">3 (a*10<text:span text:style-name="T3">b</text:span><text:span text:style-name="T4">)</text:span></text:p>
          </table:table-cell>
          <table:table-cell table:style-name="Table3.B5" office:value-type="string">
            <text:p text:style-name="P21"><text:span text:style-name="Definition"><text:span text:style-name="T4">Numbers are ordered from those with smaller exponents to those numbers with </text:span></text:span><text:soft-page-break/><text:span text:style-name="Definition"><text:span text:style-name="T4">larger exponents.</text:span></text:span></text:p>
          </table:table-cell>
        </table:table-row>
      </table:table>
      <text:p text:style-name="Text_20_body"><text:span text:style-name="Definition"><text:span text:style-name="T4"/></text:span></text:p>
      <text:p text:style-name="P11"><text:span text:style-name="Definition"><text:span text:style-name="T4">The leading character of an encoding will have the following form:</text:span></text:span></text:p>
      <text:p text:style-name="P3"><text:span text:style-name="Definition"><text:span text:style-name="T4"><text:tab/>Bit 0 <text:tab/><text:tab/>always zero</text:span></text:span></text:p>
      <text:p text:style-name="P3"><text:span text:style-name="Definition"><text:span text:style-name="T4"><text:tab/>Bit 1-2<text:tab/><text:tab/>group code</text:span></text:span></text:p>
      <text:p text:style-name="P3"><text:span text:style-name="Definition"><text:span text:style-name="T4"><text:tab/>Bit 3-7<text:tab/><text:tab/>encoded exponent</text:span></text:span></text:p>
      <text:p text:style-name="P3"><text:span text:style-name="Definition"><text:span text:style-name="T4">Consider that all the words in a dictionary with the same leftmost (or leading) character all appear together. <text:s/>That is, in a dictionary all words that begin with 'a' appear before all the words that begin with 'b' and so on. <text:s/>In the encoding the leading character accomplishes the same thing, it ensures that all numbers in group code 0 will appear in the sort order before all numbers in group code 1, and so on. Furthermore the leading character ensures that numbers within groups should appear in the correct order according to the size of their exponent. <text:s/>However, there is a small problem for groups 0 and 2. <text:s/>In those groups the numbers should be ordered with those numbers with large exponents first and numbers with small exponents last. <text:s/>That is because in those groups larger exponents are associated with smaller numbers, unlike groups 1 and 3 where larger exponents are associated with larger numbers. <text:s/>So, in groups 0 and 2 the bitwise representation of the exponent is inverted (0's are changed to 1's and 1's to 0's), this bit inversion reverses the order of the exponents so that the leading character will correctly order numbers by their exponents in all groups.</text:span></text:span></text:p>
      <text:p text:style-name="Text_20_body"><text:span text:style-name="Definition"><text:span text:style-name="T4">Below are some examples of how the leading character is encoded. <text:s/>Notice that the numbers are correctly ordered by the associated leading character. </text:span></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float" office:value="0">
            <text:p text:style-name="P9">Number</text:p>
          </table:table-cell>
          <table:table-cell table:style-name="Table1.B1" office:value-type="float" office:value="0">
            <text:p text:style-name="P9">Bit-0</text:p>
          </table:table-cell>
          <table:table-cell table:style-name="Table1.B1" office:value-type="float" office:value="0">
            <text:p text:style-name="P9">Bit 1-2 </text:p>
            <text:p text:style-name="P9">(Group Code) <text:s text:c="2"/></text:p>
          </table:table-cell>
          <table:table-cell table:style-name="Table1.B1" office:value-type="float" office:value="0">
            <text:p text:style-name="P9">Bit 3-7</text:p>
            <text:p text:style-name="P9">(Exponent)</text:p>
          </table:table-cell>
          <table:table-cell table:style-name="Table1.E1" office:value-type="float" office:value="0">
            <text:p text:style-name="P9">Value of Leading Character</text:p>
          </table:table-cell>
        </table:table-row>
        <table:table-row>
          <table:table-cell table:style-name="Table1.A2" office:value-type="float" office:value="0">
            <text:p text:style-name="P13">-5.8769 * 10<text:span text:style-name="T3">31</text:span></text:p>
          </table:table-cell>
          <table:table-cell table:style-name="Table1.B2" office:value-type="string">
            <text:p text:style-name="P13">0</text:p>
          </table:table-cell>
          <table:table-cell table:style-name="Table1.B2" office:value-type="string">
            <text:p text:style-name="P13">00</text:p>
          </table:table-cell>
          <table:table-cell table:style-name="Table1.B2" office:value-type="string">
            <text:p text:style-name="P13">00000</text:p>
          </table:table-cell>
          <table:table-cell table:style-name="Table1.E2" office:value-type="string">
            <text:p text:style-name="P13">0</text:p>
          </table:table-cell>
        </table:table-row>
        <table:table-row>
          <table:table-cell table:style-name="Table1.A2" office:value-type="float" office:value="0">
            <text:p text:style-name="P13">-1234567.890</text:p>
          </table:table-cell>
          <table:table-cell table:style-name="Table1.B2" office:value-type="string">
            <text:p text:style-name="P13">0</text:p>
          </table:table-cell>
          <table:table-cell table:style-name="Table1.B2" office:value-type="string">
            <text:p text:style-name="P13">00</text:p>
          </table:table-cell>
          <table:table-cell table:style-name="Table1.B2" office:value-type="string">
            <text:p text:style-name="P13">11001</text:p>
          </table:table-cell>
          <table:table-cell table:style-name="Table1.E2" office:value-type="string">
            <text:p text:style-name="P13">25</text:p>
          </table:table-cell>
        </table:table-row>
        <table:table-row>
          <table:table-cell table:style-name="Table1.A2" office:value-type="float" office:value="0">
            <text:p text:style-name="P13">-100</text:p>
          </table:table-cell>
          <table:table-cell table:style-name="Table1.B4" office:value-type="float" office:value="0">
            <text:p text:style-name="P13">0</text:p>
          </table:table-cell>
          <table:table-cell table:style-name="Table1.B2" office:value-type="string">
            <text:p text:style-name="P13">00</text:p>
          </table:table-cell>
          <table:table-cell table:style-name="Table1.B2" office:value-type="string">
            <text:p text:style-name="P13">11101</text:p>
          </table:table-cell>
          <table:table-cell table:style-name="Table1.E2" office:value-type="string">
            <text:p text:style-name="P13">29</text:p>
          </table:table-cell>
        </table:table-row>
        <table:table-row>
          <table:table-cell table:style-name="Table1.A2" office:value-type="float" office:value="0">
            <text:p text:style-name="P13">-.01</text:p>
          </table:table-cell>
          <table:table-cell table:style-name="Table1.B4" office:value-type="float" office:value="0">
            <text:p text:style-name="P13">0</text:p>
          </table:table-cell>
          <table:table-cell table:style-name="Table1.B2" office:value-type="string">
            <text:p text:style-name="P13">01</text:p>
          </table:table-cell>
          <table:table-cell table:style-name="Table1.B2" office:value-type="string">
            <text:p text:style-name="P13">00010</text:p>
          </table:table-cell>
          <table:table-cell table:style-name="Table1.E2" office:value-type="string">
            <text:p text:style-name="P13">34</text:p>
          </table:table-cell>
        </table:table-row>
        <table:table-row>
          <table:table-cell table:style-name="Table1.A2" office:value-type="float" office:value="0">
            <text:p text:style-name="P13">0</text:p>
          </table:table-cell>
          <table:table-cell table:style-name="Table1.B4" office:value-type="float" office:value="0">
            <text:p text:style-name="P13">0</text:p>
          </table:table-cell>
          <table:table-cell table:style-name="Table1.B2" office:value-type="string">
            <text:p text:style-name="P13">10</text:p>
          </table:table-cell>
          <table:table-cell table:style-name="Table1.B2" office:value-type="string">
            <text:p text:style-name="P13">00000</text:p>
          </table:table-cell>
          <table:table-cell table:style-name="Table1.E2" office:value-type="string">
            <text:p text:style-name="P13">64</text:p>
          </table:table-cell>
        </table:table-row>
        <table:table-row>
          <table:table-cell table:style-name="Table1.A2" office:value-type="float" office:value="0">
            <text:p text:style-name="P13">.00001348</text:p>
          </table:table-cell>
          <table:table-cell table:style-name="Table1.B4" office:value-type="float" office:value="0">
            <text:p text:style-name="P13">0</text:p>
          </table:table-cell>
          <table:table-cell table:style-name="Table1.B2" office:value-type="string">
            <text:p text:style-name="P13">10</text:p>
          </table:table-cell>
          <table:table-cell table:style-name="Table1.B2" office:value-type="string">
            <text:p text:style-name="P13">11010</text:p>
          </table:table-cell>
          <table:table-cell table:style-name="Table1.E2" office:value-type="string">
            <text:p text:style-name="P13">90</text:p>
          </table:table-cell>
        </table:table-row>
        <table:table-row>
          <table:table-cell table:style-name="Table1.A2" office:value-type="float" office:value="0">
            <text:p text:style-name="P13">100</text:p>
          </table:table-cell>
          <table:table-cell table:style-name="Table1.B4" office:value-type="float" office:value="0">
            <text:p text:style-name="P13">0</text:p>
          </table:table-cell>
          <table:table-cell table:style-name="Table1.B2" office:value-type="string">
            <text:p text:style-name="P13">11</text:p>
          </table:table-cell>
          <table:table-cell table:style-name="Table1.B2" office:value-type="string">
            <text:p text:style-name="P13">00010</text:p>
          </table:table-cell>
          <table:table-cell table:style-name="Table1.E2" office:value-type="string">
            <text:p text:style-name="P13">98</text:p>
          </table:table-cell>
        </table:table-row>
        <table:table-row>
          <table:table-cell table:style-name="Table1.A9" office:value-type="float" office:value="0">
            <text:p text:style-name="P13">9.2345 * 10<text:span text:style-name="T3">31</text:span></text:p>
          </table:table-cell>
          <table:table-cell table:style-name="Table1.B9" office:value-type="string">
            <text:p text:style-name="P13">0</text:p>
          </table:table-cell>
          <table:table-cell table:style-name="Table1.B9" office:value-type="string">
            <text:p text:style-name="P13">11</text:p>
          </table:table-cell>
          <table:table-cell table:style-name="Table1.B9" office:value-type="string">
            <text:p text:style-name="P13">11111</text:p>
          </table:table-cell>
          <table:table-cell table:style-name="Table1.E9" office:value-type="string">
            <text:p text:style-name="P13">127</text:p>
          </table:table-cell>
        </table:table-row>
      </table:table>
      <text:p text:style-name="Text_20_body"><text:span text:style-name="Definition"><text:span text:style-name="T4"/></text:span></text:p>
      <text:h text:style-name="P18" text:outline-level="1">4. Mapping the significand</text:h>
      <text:p text:style-name="P2"><text:span text:style-name="Definition"><text:span text:style-name="T4">Mapping the significands is fairly straightforward. To understand how significands are mapped first consider that significands are numbers that are least one but less than ten (1 ≤ |a| &lt; 10) and that the list of all numbers from 1 to 10 in numerical order is the same as the list of all numbers from 1 to 10 in lexicographic order. <text:s/>Consider this list of numbers:</text:span></text:span></text:p>
      <text:p text:style-name="Text_20_body"><text:span text:style-name="Definition"><text:span text:style-name="T4">1</text:span></text:span></text:p>
      <text:p text:style-name="Text_20_body"><text:span text:style-name="Definition"><text:span text:style-name="T4">1.22346</text:span></text:span></text:p>
      <text:p text:style-name="Text_20_body"><text:span text:style-name="Definition"><text:span text:style-name="T4">5.65</text:span></text:span></text:p>
      <text:p text:style-name="Text_20_body"><text:span text:style-name="Definition"><text:span text:style-name="T4">8.9</text:span></text:span></text:p>
      <text:p text:style-name="Text_20_body"><text:span text:style-name="Definition"><text:span text:style-name="T4">9.345635</text:span></text:span></text:p>
      <text:p text:style-name="Text_20_body"><text:soft-page-break/><text:span text:style-name="Definition"><text:span text:style-name="T4">The above numbers are in numerical order as well as in lexicographic order. <text:s/>This is true for all the significands because the inferred position of the decimal point is the same for all the significands. It can be seen that digits in the significands can just be encoded in the order in which they are written and the correct lexicographic order will be preserved. <text:s/></text:span></text:span></text:p>
      <text:p text:style-name="Text_20_body"><text:span text:style-name="Definition"><text:span text:style-name="T4">In order to store the significands as efficiently as possible the significands are first converted to binary numbers and then converted to a series of UTF-8 characters where each character holds 7 bits of the resulting binary representation (since the leftmost bit of each UTF-8 must be 0). <text:s text:c="3"/></text:span></text:span></text:p>
      <text:p text:style-name="Text_20_body"><text:span text:style-name="Definition"><text:span text:style-name="T4">There is one observation to be made about significands and that is how significands should be ordered with each group code:</text:span></text:span></text:p>
      <table:table table:name="Table2" table:style-name="Table2">
        <table:table-column table:style-name="Table2.A"/>
        <table:table-column table:style-name="Table2.B"/>
        <table:table-row>
          <table:table-cell table:style-name="Table2.A1" office:value-type="float" office:value="0">
            <text:p text:style-name="P9">Group Code</text:p>
          </table:table-cell>
          <table:table-cell table:style-name="Table2.B1" office:value-type="float" office:value="0">
            <text:p text:style-name="P9">Significand Order</text:p>
          </table:table-cell>
        </table:table-row>
        <table:table-row>
          <table:table-cell table:style-name="Table2.A2" office:value-type="float" office:value="0">
            <text:p text:style-name="P13">0 (-a*10<text:span text:style-name="T3">b</text:span><text:span text:style-name="T4">)</text:span></text:p>
          </table:table-cell>
          <table:table-cell table:style-name="Table2.B2" office:value-type="string">
            <text:p text:style-name="P13">Numerically larger significands should come first since larger significands represent smaller numbers</text:p>
          </table:table-cell>
        </table:table-row>
        <table:table-row>
          <table:table-cell table:style-name="Table2.A2" office:value-type="float" office:value="0">
            <text:p text:style-name="P13">1 (-a*10<text:span text:style-name="T3">-b</text:span><text:span text:style-name="T4">)</text:span></text:p>
          </table:table-cell>
          <table:table-cell table:style-name="Table2.B2" office:value-type="string">
            <text:p text:style-name="P13">Numerically larger significands should come first since smaller significands represent smaller numbers</text:p>
          </table:table-cell>
        </table:table-row>
        <table:table-row>
          <table:table-cell table:style-name="Table2.A2" office:value-type="float" office:value="0">
            <text:p text:style-name="P13">2 (a*10<text:span text:style-name="T3">-b</text:span><text:span text:style-name="T4">)</text:span></text:p>
          </table:table-cell>
          <table:table-cell table:style-name="Table2.B2" office:value-type="string">
            <text:p text:style-name="P13">Numerically smaller significands should come first since smaller significands represent smaller numbers</text:p>
          </table:table-cell>
        </table:table-row>
        <table:table-row>
          <table:table-cell table:style-name="Table2.A5" office:value-type="float" office:value="0">
            <text:p text:style-name="P13">3 (a*10<text:span text:style-name="T3">b</text:span><text:span text:style-name="T4">)</text:span></text:p>
          </table:table-cell>
          <table:table-cell table:style-name="Table2.B5" office:value-type="string">
            <text:p text:style-name="P13">Numerically smaller should come first since larger significands represent smaller numbers</text:p>
          </table:table-cell>
        </table:table-row>
      </table:table>
      <text:p text:style-name="Text_20_body"><text:span text:style-name="Definition"><text:span text:style-name="T4"/></text:span></text:p>
      <text:p text:style-name="Text_20_body"><text:span text:style-name="Definition"><text:span text:style-name="T4">Therefore, when a number is negative the encoding inverts the bitwise representation of the significand, as was done for exponent representations in the leading character, in order to reverse the order of the significands with the group.</text:span></text:span></text:p>
      <text:p text:style-name="Text_20_body"><text:span text:style-name="Definition"><text:span text:style-name="T4">Below are some examples of how significands are encoded. <text:s/></text:span></text:span></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float" office:value="0">
            <text:p text:style-name="P9">Number</text:p>
          </table:table-cell>
          <table:table-cell table:style-name="Table4.B1" office:value-type="float" office:value="0">
            <text:p text:style-name="P9">Bit-0</text:p>
          </table:table-cell>
          <table:table-cell table:style-name="Table4.B1" office:value-type="float" office:value="0">
            <text:p text:style-name="P9">Bit 1-2 </text:p>
            <text:p text:style-name="P9">(Group Code) <text:s text:c="2"/></text:p>
          </table:table-cell>
          <table:table-cell table:style-name="Table4.B1" office:value-type="float" office:value="0">
            <text:p text:style-name="P9">Bit 3-7</text:p>
            <text:p text:style-name="P9">(Exponent)</text:p>
          </table:table-cell>
          <table:table-cell table:style-name="Table4.E1" office:value-type="float" office:value="0">
            <text:p text:style-name="P9">Value of Leading Character</text:p>
          </table:table-cell>
        </table:table-row>
        <table:table-row>
          <table:table-cell table:style-name="Table4.A2" office:value-type="float" office:value="0">
            <text:p text:style-name="P13">-5.8769 * 10<text:span text:style-name="T3">31</text:span></text:p>
          </table:table-cell>
          <table:table-cell table:style-name="Table4.B2" office:value-type="string">
            <text:p text:style-name="P13">0</text:p>
          </table:table-cell>
          <table:table-cell table:style-name="Table4.B2" office:value-type="string">
            <text:p text:style-name="P13">00</text:p>
          </table:table-cell>
          <table:table-cell table:style-name="Table4.B2" office:value-type="string">
            <text:p text:style-name="P13">00000</text:p>
          </table:table-cell>
          <table:table-cell table:style-name="Table4.E2" office:value-type="string">
            <text:p text:style-name="P13">0</text:p>
          </table:table-cell>
        </table:table-row>
        <table:table-row>
          <table:table-cell table:style-name="Table4.A2" office:value-type="float" office:value="0">
            <text:p text:style-name="P13">-1234567.890</text:p>
          </table:table-cell>
          <table:table-cell table:style-name="Table4.B2" office:value-type="string">
            <text:p text:style-name="P13">0</text:p>
          </table:table-cell>
          <table:table-cell table:style-name="Table4.B2" office:value-type="string">
            <text:p text:style-name="P13">00</text:p>
          </table:table-cell>
          <table:table-cell table:style-name="Table4.B2" office:value-type="string">
            <text:p text:style-name="P13">11001</text:p>
          </table:table-cell>
          <table:table-cell table:style-name="Table4.E2" office:value-type="string">
            <text:p text:style-name="P13">25</text:p>
          </table:table-cell>
        </table:table-row>
        <table:table-row>
          <table:table-cell table:style-name="Table4.A2" office:value-type="float" office:value="0">
            <text:p text:style-name="P13">-100</text:p>
          </table:table-cell>
          <table:table-cell table:style-name="Table4.B4" office:value-type="float" office:value="0">
            <text:p text:style-name="P13">0</text:p>
          </table:table-cell>
          <table:table-cell table:style-name="Table4.B2" office:value-type="string">
            <text:p text:style-name="P13">00</text:p>
          </table:table-cell>
          <table:table-cell table:style-name="Table4.B2" office:value-type="string">
            <text:p text:style-name="P13">11101</text:p>
          </table:table-cell>
          <table:table-cell table:style-name="Table4.E2" office:value-type="string">
            <text:p text:style-name="P13">29</text:p>
          </table:table-cell>
        </table:table-row>
        <table:table-row>
          <table:table-cell table:style-name="Table4.A2" office:value-type="float" office:value="0">
            <text:p text:style-name="P13">-.01</text:p>
          </table:table-cell>
          <table:table-cell table:style-name="Table4.B4" office:value-type="float" office:value="0">
            <text:p text:style-name="P13">0</text:p>
          </table:table-cell>
          <table:table-cell table:style-name="Table4.B2" office:value-type="string">
            <text:p text:style-name="P13">01</text:p>
          </table:table-cell>
          <table:table-cell table:style-name="Table4.B2" office:value-type="string">
            <text:p text:style-name="P13">00010</text:p>
          </table:table-cell>
          <table:table-cell table:style-name="Table4.E2" office:value-type="string">
            <text:p text:style-name="P13">34</text:p>
          </table:table-cell>
        </table:table-row>
        <table:table-row>
          <table:table-cell table:style-name="Table4.A2" office:value-type="float" office:value="0">
            <text:p text:style-name="P13">0</text:p>
          </table:table-cell>
          <table:table-cell table:style-name="Table4.B4" office:value-type="float" office:value="0">
            <text:p text:style-name="P13">0</text:p>
          </table:table-cell>
          <table:table-cell table:style-name="Table4.B2" office:value-type="string">
            <text:p text:style-name="P13">10</text:p>
          </table:table-cell>
          <table:table-cell table:style-name="Table4.B2" office:value-type="string">
            <text:p text:style-name="P13">00000</text:p>
          </table:table-cell>
          <table:table-cell table:style-name="Table4.E2" office:value-type="string">
            <text:p text:style-name="P13">64</text:p>
          </table:table-cell>
        </table:table-row>
        <table:table-row>
          <table:table-cell table:style-name="Table4.A2" office:value-type="float" office:value="0">
            <text:p text:style-name="P13">.00001348</text:p>
          </table:table-cell>
          <table:table-cell table:style-name="Table4.B4" office:value-type="float" office:value="0">
            <text:p text:style-name="P13">0</text:p>
          </table:table-cell>
          <table:table-cell table:style-name="Table4.B2" office:value-type="string">
            <text:p text:style-name="P13">10</text:p>
          </table:table-cell>
          <table:table-cell table:style-name="Table4.B2" office:value-type="string">
            <text:p text:style-name="P13">11010</text:p>
          </table:table-cell>
          <table:table-cell table:style-name="Table4.E2" office:value-type="string">
            <text:p text:style-name="P13">90</text:p>
          </table:table-cell>
        </table:table-row>
        <table:table-row>
          <table:table-cell table:style-name="Table4.A2" office:value-type="float" office:value="0">
            <text:p text:style-name="P13">100</text:p>
          </table:table-cell>
          <table:table-cell table:style-name="Table4.B4" office:value-type="float" office:value="0">
            <text:p text:style-name="P13">0</text:p>
          </table:table-cell>
          <table:table-cell table:style-name="Table4.B2" office:value-type="string">
            <text:p text:style-name="P13">11</text:p>
          </table:table-cell>
          <table:table-cell table:style-name="Table4.B2" office:value-type="string">
            <text:p text:style-name="P13">00010</text:p>
          </table:table-cell>
          <table:table-cell table:style-name="Table4.E2" office:value-type="string">
            <text:p text:style-name="P13">98</text:p>
          </table:table-cell>
        </table:table-row>
        <table:table-row>
          <table:table-cell table:style-name="Table4.A9" office:value-type="float" office:value="0">
            <text:p text:style-name="P13">9.2345 * 10<text:span text:style-name="T3">31</text:span></text:p>
          </table:table-cell>
          <table:table-cell table:style-name="Table4.B9" office:value-type="string">
            <text:p text:style-name="P13">0</text:p>
          </table:table-cell>
          <table:table-cell table:style-name="Table4.B9" office:value-type="string">
            <text:p text:style-name="P13">11</text:p>
          </table:table-cell>
          <table:table-cell table:style-name="Table4.B9" office:value-type="string">
            <text:p text:style-name="P13">11111</text:p>
          </table:table-cell>
          <table:table-cell table:style-name="Table4.E9" office:value-type="string">
            <text:p text:style-name="P13">127</text:p>
          </table:table-cell>
        </table:table-row>
      </table:table>
      <text:p text:style-name="Text_20_body"><text:span text:style-name="Definition"><text:span text:style-name="T4"/></text:span></text:p>
      <text:p text:style-name="Text_20_body"><text:span text:style-name="Definition"><text:span text:style-name="T4"/></text:span></text:p>
      <text:p text:style-name="Text_20_body"><text:span text:style-name="Definition"><text:span text:style-name="T4"/></text:span></text:p>
      <text:p text:style-name="P2"><text:span text:style-name="Definition"><text:span text:style-name="T4"><text:tab/>0: Numbers with negative significand sign and positive exponent sign</text:span></text:span></text:p>
      <text:p text:style-name="P2"><text:span text:style-name="Definition"><text:span text:style-name="T4"><text:tab/>1: Numbers with negative significand sign and negative exponent sign</text:span></text:span></text:p>
      <text:p text:style-name="P2"><text:span text:style-name="Definition"><text:span text:style-name="T4"><text:tab/>2: Numbers with positive significand sign and negative exponent sign</text:span></text:span></text:p>
      <text:p text:style-name="P2"><text:span text:style-name="Definition"><text:span text:style-name="T4"><text:tab/>3: Numbers with positive significand sign and positive exponent sign</text:span></text:span></text:p>
      <text:p text:style-name="P2"><text:span text:style-name="Definition"><text:span text:style-name="T4">Notice that the above groups have been assigned a number from 0 to 3. <text:s/>This number is referred to as the 'group code'. <text:s/>The leftmost two bits of an encoding will indicate the group code of the encoded number.</text:span></text:span></text:p>
      <text:p text:style-name="P2"><text:soft-page-break/><text:span text:style-name="Definition"><text:span text:style-name="T4"/></text:span></text:p>
      <text:p text:style-name="P2"><text:span text:style-name="Definition"><text:span text:style-name="T4"/></text:span></text:p>
      <text:p text:style-name="P2"><text:span text:style-name="Definition"><text:span text:style-name="T4"/></text:span></text:p>
      <text:p text:style-name="P2"><text:span text:style-name="Definition"><text:tab/>&lt;+/-&gt;&lt;</text:span></text:p>
      <text:p text:style-name="P2"><text:span text:style-name="Definition"><text:tab/>&lt;number-sign and exponent-sign&gt;&lt;exponent magnitude&gt;&lt;significand magnitude&gt;</text:span></text:p>
      <text:p text:style-name="P2"><text:span text:style-name="Definition">, where the associated number has the mathat is using a tuple the form a * 10</text:span><text:span text:style-name="Definition"><text:span text:style-name="T3">b</text:span></text:span><text:span text:style-name="Definition">, where b is chosen such that the absolute value of a remains at least one but less than ten (1 ≤ |a| &lt; 10). <text:s/></text:span></text:p>
      <text:p text:style-name="P2"><text:span text:style-name="Definition"/></text:p>
      <text:p text:style-name="P7"><text:span text:style-name="Definition"><text:span text:style-name="T1">A string s precedes a string t in lexicographic order if:</text:span></text:span></text:p>
      <text:list xml:id="list26616912" text:continue-list="list26516457" text:style-name="List_20_1">
        <text:list-item>
          <text:list>
            <text:list-item>
              <text:p text:style-name="P19"><text:span text:style-name="Definition"><text:span text:style-name="T1">s is a prefix of t, or</text:span></text:span></text:p>
            </text:list-item>
            <text:list-item>
              <text:p text:style-name="P19"><text:span text:style-name="Definition"><text:span text:style-name="T1">if c and d are respectively the first character of s and t in which s and t differ and c precedes d in character order.</text:span></text:span></text:p>
            </text:list-item>
          </text:list>
        </text:list-item>
      </text:list>
      <text:p text:style-name="P2">Consider the following sequence of numbers (on the left) and the same numbers in lexical order (on the right):</text:p>
      <text:p text:style-name="P2"><text:tab/><text:tab/><text:tab/>1<text:tab/><text:tab/><text:tab/>1</text:p>
      <text:p text:style-name="P2"><text:tab/><text:tab/><text:tab/>5<text:tab/><text:tab/><text:tab/>100</text:p>
      <text:p text:style-name="P8">7<text:tab/><text:tab/><text:tab/>11</text:p>
      <text:p text:style-name="P8">11<text:tab/><text:tab/><text:tab/>5</text:p>
      <text:p text:style-name="P8">51<text:tab/><text:tab/><text:tab/>51</text:p>
      <text:p text:style-name="P8">71<text:tab/><text:tab/><text:tab/>555</text:p>
      <text:p text:style-name="P8">100<text:tab/><text:tab/><text:tab/>7</text:p>
      <text:p text:style-name="P8">555<text:tab/><text:tab/><text:tab/>71</text:p>
      <text:p text:style-name="P8">700<text:tab/><text:tab/><text:tab/>700</text:p>
      <text:p text:style-name="P2">We need an encoding of numbers such the order of the encoded numbers is the same as the natural order of the numbers themselves. <text:s/></text:p>
      <text:p text:style-name="P2">Two observations can lead us to a practical encoding of positive integers that will be useful for almost all applications. <text:s/>The first observation is that numbers of the same length do not need to be encoded in order to retain proper lexicographic order. <text:s/>For instance, the following sequences are in <text:s/>lexicographic order: </text:p>
      <text:p text:style-name="P2"><text:tab/><text:tab/>1<text:tab/><text:tab/>11<text:tab/><text:tab/>100</text:p>
      <text:p text:style-name="P2"><text:tab/><text:tab/>5<text:tab/><text:tab/>51<text:tab/><text:tab/>555</text:p>
      <text:p text:style-name="P2"><text:tab/><text:tab/>7<text:tab/><text:tab/>71<text:tab/><text:tab/>700</text:p>
      <text:p text:style-name="P2">The second observation is that numbers with the same prefix are grouped together in the lexicographic order. <text:s/>That is, given a set of numbers all the numbers that begin with 0 will appear first in the lexicographic order followed by those numbers that begin with 1, etc.</text:p>
      <text:p text:style-name="P2"><text:soft-page-break/>Thus, our proposed way of encoding the positive integers is to prepend a two digit sequence to a number that represents the length of the number. <text:s/>Thus our sample sequence is encoded into this sequence (original numbers on the left, encoded numbers on the right):</text:p>
      <text:p text:style-name="P2"><text:tab/><text:tab/><text:tab/>1<text:tab/><text:tab/><text:tab/>011</text:p>
      <text:p text:style-name="P2"><text:tab/><text:tab/><text:tab/>5<text:tab/><text:tab/><text:tab/>015</text:p>
      <text:p text:style-name="P8">7<text:tab/><text:tab/><text:tab/>017</text:p>
      <text:p text:style-name="P8">11<text:tab/><text:tab/><text:tab/>0211</text:p>
      <text:p text:style-name="P8">51<text:tab/><text:tab/><text:tab/>0251</text:p>
      <text:p text:style-name="P8">71<text:tab/><text:tab/><text:tab/>0271</text:p>
      <text:p text:style-name="P8">100<text:tab/><text:tab/><text:tab/>03100</text:p>
      <text:p text:style-name="P8">555<text:tab/><text:tab/><text:tab/>03555</text:p>
      <text:p text:style-name="P8">700<text:tab/><text:tab/><text:tab/>03700</text:p>
      <text:p text:style-name="P2">Note that order of the encoded numbers is in lexicographic order while also retaining the natural sort order.</text:p>
      <text:h text:style-name="P18" text:outline-level="1">3. Encoding Negative Integers</text:h>
      <text:p text:style-name="P2">The encoding scheme will now be enhanced to include the ability to also encode the negative integers as well as the positive integers. <text:s text:c="2"/></text:p>
      <text:p text:style-name="P2"><text:span text:style-name="Definition">The encoding scheme way be extended to include negative integers by preceding a number with a negative sign. '-'. <text:s/>Since a negative sign has a lower character value than '0' all the negative integers will appear in the lexical order before the positive integers. <text:s/>However, the relative order of negative numbers also needs to be reversed since a negative number with larger absolute value should appear before negative numbers with a lower absolute value. To reverse this order it suffices to invert each digit d by replacing it with 9 − d (including the length prefix).</text:span></text:p>
      <text:p text:style-name="P2"><text:span text:style-name="Definition">Here is an example encoding that follows the new rules:</text:span></text:p>
      <text:p text:style-name="P2"><text:tab/><text:tab/><text:tab/>-1234567891 <text:tab/><text:tab/><text:tab/>-898765432108</text:p>
      <text:p text:style-name="P2"><text:tab/><text:tab/><text:tab/>-1234567890 <text:tab/><text:tab/><text:tab/>-898765432109</text:p>
      <text:p text:style-name="P2"><text:tab/><text:tab/><text:tab/>-1234567889 <text:tab/><text:tab/><text:tab/>-898765432110</text:p>
      <text:p text:style-name="P2"><text:tab/><text:tab/><text:tab/>...</text:p>
      <text:p text:style-name="P2"><text:tab/><text:tab/><text:tab/>-11 <text:tab/><text:tab/><text:tab/><text:tab/>-9788</text:p>
      <text:p text:style-name="P2"><text:tab/><text:tab/><text:tab/>-10 <text:tab/><text:tab/><text:tab/><text:tab/>-9789</text:p>
      <text:p text:style-name="P2"><text:tab/><text:tab/><text:tab/>-9 <text:tab/><text:tab/><text:tab/><text:tab/>-980</text:p>
      <text:p text:style-name="P2"><text:tab/><text:tab/><text:tab/>...</text:p>
      <text:p text:style-name="P2"><text:tab/><text:tab/><text:tab/>-2 <text:tab/><text:tab/><text:tab/><text:tab/>-987</text:p>
      <text:p text:style-name="P2"><text:tab/><text:tab/><text:tab/>-1 <text:tab/><text:tab/><text:tab/><text:tab/>-988</text:p>
      <text:p text:style-name="P2"><text:tab/><text:tab/><text:tab/>0 <text:tab/><text:tab/><text:tab/><text:tab/>010</text:p>
      <text:p text:style-name="P2"><text:tab/><text:tab/><text:tab/>1 <text:tab/><text:tab/><text:tab/><text:tab/>011</text:p>
      <text:p text:style-name="P2"><text:soft-page-break/><text:tab/><text:tab/><text:tab/>2 <text:tab/><text:tab/><text:tab/><text:tab/>012</text:p>
      <text:p text:style-name="P2"><text:tab/><text:tab/><text:tab/>...</text:p>
      <text:p text:style-name="P2"><text:tab/><text:tab/><text:tab/>9 <text:tab/><text:tab/><text:tab/><text:tab/>019</text:p>
      <text:p text:style-name="P2"><text:tab/><text:tab/><text:tab/>10 <text:tab/><text:tab/><text:tab/><text:tab/>0210</text:p>
      <text:p text:style-name="P2"><text:tab/><text:tab/><text:tab/>11 <text:tab/><text:tab/><text:tab/><text:tab/>0211</text:p>
      <text:p text:style-name="P2"><text:tab/><text:tab/><text:tab/>...</text:p>
      <text:p text:style-name="P2"><text:tab/><text:tab/><text:tab/>1234567889 <text:tab/><text:tab/><text:tab/>101234567889</text:p>
      <text:p text:style-name="P2"><text:tab/><text:tab/><text:tab/>1234567890 <text:tab/><text:tab/><text:tab/>101234567890</text:p>
      <text:p text:style-name="P2"><text:tab/><text:tab/><text:tab/>1234567891 <text:tab/><text:tab/><text:tab/>101234567891</text:p>
      <text:h text:style-name="P18" text:outline-level="1">4. Encoding Decimals</text:h>
      <text:p text:style-name="P2">The encoding scheme will now be enhanced to include the ability to also encode the negative integers as well as the positive integers. <text:s text:c="3"/></text:p>
      <text:h text:style-name="P15" text:outline-level="4">4.1 Encoding Positive Decimals</text:h>
      <text:p text:style-name="P2">Consider any sequence of positive decimal numbers with the same mantissa (number to the left of the decimal point), like the following sequence of numbers:</text:p>
      <text:p text:style-name="P2"><text:tab/>1234</text:p>
      <text:p text:style-name="P2"><text:tab/>1234.</text:p>
      <text:p text:style-name="P2"><text:tab/>1234.0001</text:p>
      <text:p text:style-name="P2"><text:tab/>1234.001</text:p>
      <text:p text:style-name="P2"><text:tab/>1234.0012</text:p>
      <text:p text:style-name="P2"><text:tab/>1234.999999</text:p>
      <text:p text:style-name="P2"><text:tab/>1235</text:p>
      <text:p text:style-name="P2"><text:span text:style-name="Definition">Since the digits to the left of the decimal point are left aligned the lexicographic order of decimal numbers with the same mantissa will be properly ordered without requiring any special encoding. <text:s/>Therefore the encoding scheme may be extended to include the positive decimals by simply allowing a decimal point to be appended to a positive integer followed by any sequence of digits. <text:s/>The above sequence is thus encoded as follows: </text:span></text:p>
      <text:p text:style-name="P2"><text:tab/><text:tab/><text:tab/>1234<text:tab/><text:tab/><text:tab/>041234</text:p>
      <text:p text:style-name="P2"><text:tab/><text:tab/><text:tab/>1234.<text:tab/><text:tab/><text:tab/>041234.</text:p>
      <text:p text:style-name="P2"><text:tab/><text:tab/><text:tab/>1234.0001<text:tab/><text:tab/>041234.0001</text:p>
      <text:p text:style-name="P2"><text:tab/><text:tab/><text:tab/>1234.001<text:tab/><text:tab/>041234.001</text:p>
      <text:p text:style-name="P2"><text:tab/><text:tab/><text:tab/>1234.0012<text:tab/><text:tab/>041234.0012</text:p>
      <text:p text:style-name="P2"><text:tab/><text:tab/><text:tab/>1234.999999<text:tab/><text:tab/>041234.999999</text:p>
      <text:p text:style-name="P2"><text:tab/><text:tab/><text:tab/>1235<text:tab/><text:tab/><text:tab/>041235</text:p>
      <text:h text:style-name="P15" text:outline-level="4"><text:soft-page-break/>4.2 Encoding Negative Decimals</text:h>
      <text:p text:style-name="P2">The encoding scheme may be enhanced to include negative decimals in a fashion similar to the way it was extended to include positive decimals, <text:span text:style-name="Definition">by allowing a decimal point to be appended to a negative integer followed by any sequence of digits. <text:s/>However, like the scheme for encoding negative integers, <text:s/>the relative order of the numbers with the same mantissa will also need to be reversed since a negative number with larger absolute value should appear before negative numbers with a lower absolute value. To reverse this order it suffices to invert each digit d after the decimal place by replacing it with 9 − d. </text:span></text:p>
      <text:p text:style-name="P2"><text:span text:style-name="Definition">One other change is needed to make the encoding scheme work for negative decimals: negative decimals are terminated with a character whose character value is greater that the value of '9'. The character ';' is used for this purpose (since the author is a Java programmer :-)). This is necessary because shorter numbers that are a prefix of longer numbers with come before the longer numbers in the natural lexical order. <text:s/>However longer negative numbers come before the shorter numbers in the numerical order. <text:s/>The terminator forces the shorter number to come first in the lexical order.</text:span></text:p>
      <text:p text:style-name="P2"><text:span text:style-name="Definition">Here is an example of how negative decimals are encoded: </text:span></text:p>
      <text:p text:style-name="P2"><text:tab/><text:tab/><text:tab/>-1235<text:tab/><text:tab/><text:tab/>-958764;</text:p>
      <text:p text:style-name="P2"><text:tab/><text:tab/><text:tab/>-1234.0012<text:tab/><text:tab/>-958765.9987;</text:p>
      <text:p text:style-name="P2"><text:tab/><text:tab/><text:tab/>-1234.001<text:tab/><text:tab/>-958765.998;</text:p>
      <text:p text:style-name="P2"><text:tab/><text:tab/><text:tab/>-1234.0001<text:tab/><text:tab/>-958765.9998;</text:p>
      <text:p text:style-name="P2"><text:tab/><text:tab/><text:tab/>-1234<text:tab/><text:tab/><text:tab/>-958765;</text:p>
      <text:h text:style-name="P18" text:outline-level="1">5. Encoding Floating Point Numbers</text:h>
      <text:p text:style-name="P2">The encoding scheme will now be enhanced to include the ability to also encode the negative integers as well as the positive integers. <text:s text:c="3"/></text:p>
      <text:p text:style-name="P2">The encoding scheme may be enhanced to include negative decimals in a fashion similar to the way it was extended to include positive decimals, <text:span text:style-name="Definition">by allowing a decimal point to be appended to a negative integer followed by any sequence of digits. <text:s/>However, like the scheme for encoding negative integers, <text:s/></text:span></text:p>
      <text:p text:style-name="P12">Reference</text:p>
      <text:p text:style-name="P1"/>
      <text:p text:style-name="P5">1. Peter Seymour.</text:p>
      <text:p text:style-name="P5">“Efficient Lexicographic Encoding of Numbers”. </text:p>
      <text:p text:style-name="P5"><text:a xlink:type="simple" xlink:href="http://www.zanopha.com/docs/elen.ps"><text:span text:style-name="T2">www.zanopha.com/docs/elen.ps</text:span></text:a></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1" svg:font-family="'Times New Roman'" style:font-family-generic="roman"/>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master-page-name="">
      <style:paragraph-properties fo:margin-top="0in" fo:margin-bottom="0.0835in" fo:keep-together="always" style:page-number="auto"/>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ext" style:family="paragraph" style:parent-style-name="Caption"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Illustration" style:family="paragraph" style:parent-style-name="Caption" style:class="extra"/>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center" style:justify-single-word="false" fo:keep-together="always" style:page-number="auto" text:number-lines="false" text:line-number="0"/>
      <style:text-properties fo:font-weight="bold" style:font-weight-asian="bold" style:font-weight-complex="bold"/>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Definition" style:family="text"/>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Rubies" style:family="text">
      <style:text-properties fo:font-size="6pt" style:text-underline-style="none" style:font-size-asian="6pt" style:font-size-complex="6pt" style:text-emphasiz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ed stockwell</meta:initial-creator>
    <meta:creation-date>2008-11-01T15:07:25.01</meta:creation-date>
    <dc:date>2008-11-04T06:50:44.15</dc:date>
    <meta:editing-duration>PT22H09M31S</meta:editing-duration>
    <meta:editing-cycles>17</meta:editing-cycles>
    <meta:generator>OpenOffice.org/3.0$Win32 OpenOffice.org_project/300m9$Build-9358</meta:generator>
    <meta:document-statistic meta:table-count="4" meta:image-count="0" meta:object-count="0" meta:page-count="10" meta:paragraph-count="260" meta:word-count="2714" meta:character-count="16289"/>
    <meta:user-defined meta:name="Info 1"/>
    <meta:user-defined meta:name="Info 2"/>
    <meta:user-defined meta:name="Info 3"/>
    <meta:user-defined meta:name="Info 4"/>
  </office:meta>
</office:document-meta>
</file>